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P1" style:family="paragraph" style:parent-style-name="Standard">
      <style:paragraph-properties fo:margin-left="0.2083in" fo:margin-right="0.2083in" fo:margin-top="0.1528in" fo:margin-bottom="0.1528in" loext:contextual-spacing="false" fo:line-height="100%" fo:text-indent="0in" style:auto-text-indent="false"/>
    </style:style>
    <style:style style:name="P2" style:family="paragraph" style:parent-style-name="Standard">
      <style:paragraph-properties fo:margin-left="0.2083in" fo:margin-right="0.2083in" fo:margin-top="0.1528in" fo:margin-bottom="0.1528in" loext:contextual-spacing="false" fo:line-height="100%" fo:text-indent="0in" style:auto-text-indent="false"/>
      <style:text-properties fo:color="#0c4b33" style:font-name="Courier New" fo:font-size="10.5pt" style:font-name-asian="Courier New1" style:font-size-asian="10.5pt" style:font-name-complex="Courier New1" style:font-size-complex="10.5pt"/>
    </style:style>
    <style:style style:name="P3" style:family="paragraph" style:parent-style-name="Standard">
      <style:paragraph-properties fo:margin-top="0in" fo:margin-bottom="0in" loext:contextual-spacing="false"/>
    </style:style>
    <style:style style:name="P4" style:family="paragraph" style:parent-style-name="Heading_20_1" style:master-page-name="Standard">
      <style:paragraph-properties fo:margin-top="0.278in" fo:margin-bottom="0.0835in" loext:contextual-spacing="false" fo:text-align="center" style:justify-single-word="false" style:page-number="1"/>
    </style:style>
    <style:style style:name="T1" style:family="text">
      <style:text-properties fo:color="#0c4b33" style:font-name="Courier New" fo:font-size="10.5pt" style:font-name-asian="Courier New1" style:font-size-asian="10.5pt" style:font-name-complex="Courier New1" style:font-size-complex="10.5pt"/>
    </style:style>
    <style:style style:name="T2" style:family="text">
      <style:text-properties fo:color="#0c4b33" style:font-name="Courier New" fo:font-size="10.5pt" fo:font-weight="bold" style:font-name-asian="Courier New1" style:font-size-asian="10.5pt" style:font-weight-asian="bold" style:font-name-complex="Courier New1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80zsmgopahbf"/>README</text:p>
      <text:p text:style-name="P1"><text:span text:style-name="T1">=============<text:line-break/>Local Library<text:line-break/>=============<text:line-break/><text:line-break/>Local Library is a simple Django app to manage small local library. Where users can issue a book check availability and search and Admins can manage Books, Authors and Issue details. <text:line-break/><text:line-break/>Quick start<text:line-break/>-----------<text:line-break/><text:line-break/>1. Add "catalog" to your INSTALLED_APPS setting like this::<text:line-break/><text:line-break/> <text:s text:c="3"/>INSTALLED_APPS = [<text:line-break/> <text:s text:c="7"/>...<text:line-break/> <text:s text:c="7"/>'catalog',<text:line-break/> <text:s text:c="3"/>]</text:span></text:p>
      <text:p text:style-name="P1"><text:span text:style-name="T1"><text:line-break/>2. Setup postgresql</text:span></text:p>
      <text:p text:style-name="P1"><text:span text:style-name="T1"><text:tab/>&gt; setup credentials like this in apps settings.py file</text:span></text:p>
      <text:p text:style-name="P1"><text:span text:style-name="T1">DATABASES = {</text:span></text:p>
      <text:p text:style-name="P1"><text:span text:style-name="T1"><text:s text:c="4"/>'default': {</text:span></text:p>
      <text:p text:style-name="P1"><text:span text:style-name="T1"><text:s text:c="8"/>'ENGINE': 'django.db.backends.postgresql',</text:span></text:p>
      <text:p text:style-name="P1"><text:span text:style-name="T1"><text:s text:c="8"/>'NAME': '</text:span><text:span text:style-name="T2">your_database_name</text:span><text:span text:style-name="T1">',</text:span></text:p>
      <text:p text:style-name="P1"><text:span text:style-name="T1"><text:s text:c="8"/>'USER': '</text:span><text:span text:style-name="T2">user_name</text:span><text:span text:style-name="T1">',</text:span></text:p>
      <text:p text:style-name="P1"><text:span text:style-name="T1"><text:s text:c="8"/>'PASSWORD': '</text:span><text:span text:style-name="T2">password</text:span><text:span text:style-name="T1">',</text:span></text:p>
      <text:p text:style-name="P1"><text:span text:style-name="T1"><text:s text:c="8"/>'HOST': '127.0.0.1',</text:span></text:p>
      <text:p text:style-name="P1"><text:span text:style-name="T1"><text:s text:c="8"/>'PORT': '5432',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>127.0.0.1:5432 is default host and port for postgresql. If you have changed Host and Port of your hosting database, you have to change here in settings.py file accordingly.</text:span></text:p>
      <text:p text:style-name="P2"/>
      <text:p text:style-name="P1"><text:span text:style-name="T1"><text:line-break/>2. Include the catalog URLconf in your project urls.py like this::<text:line-break/><text:line-break/> <text:s text:c="3"/>path('catalog/', include('catalog.urls')),<text:line-break/><text:line-break/>3. Run `python manage.py migrate` to create the polls models.<text:line-break/><text:line-break/>4. Start the development server and visit http://127.0.0.1:8000/admin/<text:line-break/> <text:s text:c="2"/>to Insert books and authors(you'll need the Admin app enabled).<text:line-break/><text:line-break/>5. Visit http://127.0.0.1:8000/catalog/ to view website as a user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6" meta:word-count="163" meta:character-count="1243" meta:non-whitespace-character-count="997"/>
    <meta:generator>LibreOfficeDev/5.1.0.3$Linux_X86_64 LibreOffice_project/</meta:generator>
  </office:meta>
</office:document-meta>
</file>